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4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fo:border-left="0.99pt solid #000000" fo:border-right="0.74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order-bottom="none" fo:border-left="0.99pt solid #000000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99pt solid #000000" fo:border-right="0.74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99pt solid #000000" fo:border-left="0.99pt solid #000000" fo:border-right="0.74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order-bottom="none" fo:border-left="none" fo:border-right="0.99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1708E - Register Encod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0"/>
        <table:table-column table:style-name="co4" table:default-cell-style-name="ce10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1708E Register Encoding</text:p>
          </table:table-cell>
          <table:covered-table-cell table:number-columns-repeated="6" table:style-name="ce8"/>
          <table:table-cell table:style-name="ce8" table:number-columns-repeated="1015"/>
          <table:table-cell table:number-columns-repeated="2"/>
        </table:table-row>
        <table:table-row table:style-name="ro2">
          <table:table-cell table:style-name="ce2"/>
          <table:table-cell table:style-name="ce4" table:number-columns-repeated="1021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Maximum number of instructions :</text:p>
          </table:table-cell>
          <table:covered-table-cell table:style-name="ce9"/>
          <table:table-cell table:style-name="ce4" table:formula="of:=POWER(2;5)" office:value-type="float" office:value="32" calcext:value-type="float">
            <text:p>32</text:p>
          </table:table-cell>
          <table:table-cell table:style-name="ce4" table:number-columns-repeated="1019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Number of register used :</text:p>
          </table:table-cell>
          <table:covered-table-cell table:style-name="ce9"/>
          <table:table-cell table:style-name="ce4" table:formula="of:=COUNTA([.H9:.H32])" office:value-type="float" office:value="19" calcext:value-type="float">
            <text:p>19</text:p>
          </table:table-cell>
          <table:table-cell table:style-name="ce11" table:number-columns-repeated="5"/>
          <table:table-cell table:style-name="ce12" table:number-columns-repeated="1014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Available registers :</text:p>
          </table:table-cell>
          <table:covered-table-cell table:style-name="ce9"/>
          <table:table-cell table:style-name="ce4" table:formula="of:=COUNTA([.H34:.H46])" office:value-type="float" office:value="13" calcext:value-type="float">
            <text:p>13</text:p>
          </table:table-cell>
          <table:table-cell table:style-name="ce11" table:number-columns-repeated="5"/>
          <table:table-cell table:style-name="ce12" table:number-columns-repeated="1014"/>
          <table:table-cell table:number-columns-repeated="2"/>
        </table:table-row>
        <table:table-row table:style-name="ro2">
          <table:table-cell table:style-name="ce4" table:number-columns-repeated="1022"/>
          <table:table-cell table:number-columns-repeated="2"/>
        </table:table-row>
        <table:table-row table:style-name="ro2"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Instruction</text:p>
          </table:table-cell>
          <table:table-cell table:style-name="ce4" office:value-type="string" calcext:value-type="string">
            <text:p>Bit 4</text:p>
          </table:table-cell>
          <table:table-cell table:style-name="ce4" office:value-type="string" calcext:value-type="string">
            <text:p>Bit 3</text:p>
          </table:table-cell>
          <table:table-cell table:style-name="ce4" office:value-type="string" calcext:value-type="string">
            <text:p>Bit 2</text:p>
          </table:table-cell>
          <table:table-cell table:style-name="ce4" office:value-type="string" calcext:value-type="string">
            <text:p>Bit 1</text:p>
          </table:table-cell>
          <table:table-cell table:style-name="ce4" office:value-type="string" calcext:value-type="string">
            <text:p>Bit 0</text:p>
          </table:table-cell>
          <table:table-cell table:style-name="ce4" office:value-type="string" calcext:value-type="string">
            <text:p>Hex</text:p>
          </table:table-cell>
          <table:table-cell table:style-name="ce4" table:number-columns-repeated="1015"/>
          <table:table-cell table:style-name="ce12"/>
        </table:table-row>
        <table:table-row table:style-name="ro2">
          <table:table-cell table:style-name="ce5" office:value-type="string" calcext:value-type="string">
            <text:p>Working Registers</text:p>
          </table:table-cell>
          <table:table-cell table:style-name="ce10"/>
          <table:table-cell table:number-columns-repeated="6"/>
          <table:table-cell table:style-name="ce10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R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NCATENATE( &quot;0x&quot;; RIGHT( CONCATENATE( &quot;0&quot;; DEC2HEX( ([.G9]*1)+([.F9]*2)+([.E9]*4)+([.D9]*8)+([.C9]*16) )); 2 ) )" office:value-type="string" office:string-value="0x00" calcext:value-type="string">
            <text:p>0x00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10]*1)+([.F10]*2)+([.E10]*4)+([.D10]*8)+([.C10]*16) )); 2 ) )" office:value-type="string" office:string-value="0x01" calcext:value-type="string">
            <text:p>0x01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11]*1)+([.F11]*2)+([.E11]*4)+([.D11]*8)+([.C11]*16) )); 2 ) )" office:value-type="string" office:string-value="0x02" calcext:value-type="string">
            <text:p>0x02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 &quot;0x&quot;; RIGHT( CONCATENATE( &quot;0&quot;; DEC2HEX( ([.G12]*1)+([.F12]*2)+([.E12]*4)+([.D12]*8)+([.C12]*16) )); 2 ) )" office:value-type="string" office:string-value="0x03" calcext:value-type="string">
            <text:p>0x03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 &quot;0x&quot;; RIGHT( CONCATENATE( &quot;0&quot;; DEC2HEX( ([.G13]*1)+([.F13]*2)+([.E13]*4)+([.D13]*8)+([.C13]*16) )); 2 ) )" office:value-type="string" office:string-value="0x04" calcext:value-type="string">
            <text:p>0x04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14]*1)+([.F14]*2)+([.E14]*4)+([.D14]*8)+([.C14]*16) )); 2 ) )" office:value-type="string" office:string-value="0x05" calcext:value-type="string">
            <text:p>0x05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 table:style-name="ce6"/>
          <table:table-cell office:value-type="string" calcext:value-type="string">
            <text:p>R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15]*1)+([.F15]*2)+([.E15]*4)+([.D15]*8)+([.C15]*16) )); 2 ) )" office:value-type="string" office:string-value="0x06" calcext:value-type="string">
            <text:p>0x06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NCATENATE( &quot;0x&quot;; RIGHT( CONCATENATE( &quot;0&quot;; DEC2HEX( ([.G16]*1)+([.F16]*2)+([.E16]*4)+([.D16]*8)+([.C16]*16) )); 2 ) )" office:value-type="string" office:string-value="0x07" calcext:value-type="string">
            <text:p>0x07</text:p>
          </table:table-cell>
          <table:table-cell office:value-type="string" calcext:value-type="string">
            <text:p>Working Register 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ddress Register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DDR0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 &quot;0x&quot;; RIGHT( CONCATENATE( &quot;0&quot;; DEC2HEX( ([.G19]*1)+([.F19]*2)+([.E19]*4)+([.D19]*8)+([.C19]*16) )); 2 ) )" office:value-type="string" office:string-value="0x08" calcext:value-type="string">
            <text:p>0x08</text:p>
          </table:table-cell>
          <table:table-cell office:value-type="string" calcext:value-type="string">
            <text:p>Address Register 0 High By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DDR0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20]*1)+([.F20]*2)+([.E20]*4)+([.D20]*8)+([.C20]*16) )); 2 ) )" office:value-type="string" office:string-value="0x09" calcext:value-type="string">
            <text:p>0x09</text:p>
          </table:table-cell>
          <table:table-cell office:value-type="string" calcext:value-type="string">
            <text:p>Address Register 0 Low By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DDR1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21]*1)+([.F21]*2)+([.E21]*4)+([.D21]*8)+([.C21]*16) )); 2 ) )" office:value-type="string" office:string-value="0x0A" calcext:value-type="string">
            <text:p>0x0A</text:p>
          </table:table-cell>
          <table:table-cell office:value-type="string" calcext:value-type="string">
            <text:p>Address Register 1 High By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DDR1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 &quot;0x&quot;; RIGHT( CONCATENATE( &quot;0&quot;; DEC2HEX( ([.G22]*1)+([.F22]*2)+([.E22]*4)+([.D22]*8)+([.C22]*16) )); 2 ) )" office:value-type="string" office:string-value="0x0B" calcext:value-type="string">
            <text:p>0x0B</text:p>
          </table:table-cell>
          <table:table-cell office:value-type="string" calcext:value-type="string">
            <text:p>Address Register 1 Low By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 &quot;0x&quot;; RIGHT( CONCATENATE( &quot;0&quot;; DEC2HEX( ([.G23]*1)+([.F23]*2)+([.E23]*4)+([.D23]*8)+([.C23]*16) )); 2 ) )" office:value-type="string" office:string-value="0x0C" calcext:value-type="string">
            <text:p>0x0C</text:p>
          </table:table-cell>
          <table:table-cell office:value-type="string" calcext:value-type="string">
            <text:p>Instruction Pointer High By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24]*1)+([.F24]*2)+([.E24]*4)+([.D24]*8)+([.C24]*16) )); 2 ) )" office:value-type="string" office:string-value="0x0D" calcext:value-type="string">
            <text:p>0x0D</text:p>
          </table:table-cell>
          <table:table-cell office:value-type="string" calcext:value-type="string">
            <text:p>Instruction Pointer Low Byt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pecial Register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 &quot;0x&quot;; RIGHT( CONCATENATE( &quot;0&quot;; DEC2HEX( ([.G27]*1)+([.F27]*2)+([.E27]*4)+([.D27]*8)+([.C27]*16) )); 2 ) )" office:value-type="string" office:string-value="0x10" calcext:value-type="string">
            <text:p>0x10</text:p>
          </table:table-cell>
          <table:table-cell office:value-type="string" calcext:value-type="string">
            <text:p>Stack Base Addres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28]*1)+([.F28]*2)+([.E28]*4)+([.D28]*8)+([.C28]*16) )); 2 ) )" office:value-type="string" office:string-value="0x11" calcext:value-type="string">
            <text:p>0x11</text:p>
          </table:table-cell>
          <table:table-cell office:value-type="string" calcext:value-type="string">
            <text:p>Stack Pointer</text:p>
          </table:table-cell>
          <table:table-cell table:number-columns-repeated="1015"/>
        </table:table-row>
        <table:table-row table:style-name="ro2">
          <table:table-cell table:style-name="ce6"/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29]*1)+([.F29]*2)+([.E29]*4)+([.D29]*8)+([.C29]*16) )); 2 ) )" office:value-type="string" office:string-value="0x12" calcext:value-type="string">
            <text:p>0x12</text:p>
          </table:table-cell>
          <table:table-cell office:value-type="string" calcext:value-type="string">
            <text:p>Status Register</text:p>
          </table:table-cell>
          <table:table-cell table:number-columns-repeated="1015"/>
        </table:table-row>
        <table:table-row table:style-name="ro2">
          <table:table-cell table:style-name="ce6"/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 &quot;0x&quot;; RIGHT( CONCATENATE( &quot;0&quot;; DEC2HEX( ([.G30]*1)+([.F30]*2)+([.E30]*4)+([.D30]*8)+([.C30]*16) )); 2 ) )" office:value-type="string" office:string-value="0x13" calcext:value-type="string">
            <text:p>0x13</text:p>
          </table:table-cell>
          <table:table-cell office:value-type="string" calcext:value-type="string">
            <text:p>Memory Bank Register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(To be confirmed)</text:p>
          </table:table-cell>
          <table:table-cell office:value-type="string" calcext:value-type="string">
            <text:p>TMP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CONCATENATE( &quot;0x&quot;; RIGHT( CONCATENATE( &quot;0&quot;; DEC2HEX( ([.G31]*1)+([.F31]*2)+([.E31]*4)+([.D31]*8)+([.C31]*16) )); 2 ) )" office:value-type="string" office:string-value="0x1F" calcext:value-type="string">
            <text:p>0x1F</text:p>
          </table:table-cell>
          <table:table-cell office:value-type="string" calcext:value-type="string">
            <text:p>Temporary Register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vailable registers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34]*1)+([.F34]*2)+([.E34]*4)+([.D34]*8)+([.C34]*16) )); 2 ) )" office:value-type="string" office:string-value="0x0E" calcext:value-type="string">
            <text:p>0x0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NCATENATE( &quot;0x&quot;; RIGHT( CONCATENATE( &quot;0&quot;; DEC2HEX( ([.G35]*1)+([.F35]*2)+([.E35]*4)+([.D35]*8)+([.C35]*16) )); 2 ) )" office:value-type="string" office:string-value="0x0F" calcext:value-type="string">
            <text:p>0x0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 &quot;0x&quot;; RIGHT( CONCATENATE( &quot;0&quot;; DEC2HEX( ([.G36]*1)+([.F36]*2)+([.E36]*4)+([.D36]*8)+([.C36]*16) )); 2 ) )" office:value-type="string" office:string-value="0x14" calcext:value-type="string">
            <text:p>0x1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37]*1)+([.F37]*2)+([.E37]*4)+([.D37]*8)+([.C37]*16) )); 2 ) )" office:value-type="string" office:string-value="0x15" calcext:value-type="string">
            <text:p>0x1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38]*1)+([.F38]*2)+([.E38]*4)+([.D38]*8)+([.C38]*16) )); 2 ) )" office:value-type="string" office:string-value="0x16" calcext:value-type="string">
            <text:p>0x1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NCATENATE( &quot;0x&quot;; RIGHT( CONCATENATE( &quot;0&quot;; DEC2HEX( ([.G39]*1)+([.F39]*2)+([.E39]*4)+([.D39]*8)+([.C39]*16) )); 2 ) )" office:value-type="string" office:string-value="0x17" calcext:value-type="string">
            <text:p>0x1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 &quot;0x&quot;; RIGHT( CONCATENATE( &quot;0&quot;; DEC2HEX( ([.G40]*1)+([.F40]*2)+([.E40]*4)+([.D40]*8)+([.C40]*16) )); 2 ) )" office:value-type="string" office:string-value="0x18" calcext:value-type="string">
            <text:p>0x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41]*1)+([.F41]*2)+([.E41]*4)+([.D41]*8)+([.C41]*16) )); 2 ) )" office:value-type="string" office:string-value="0x19" calcext:value-type="string">
            <text:p>0x1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42]*1)+([.F42]*2)+([.E42]*4)+([.D42]*8)+([.C42]*16) )); 2 ) )" office:value-type="string" office:string-value="0x1A" calcext:value-type="string">
            <text:p>0x1A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 &quot;0x&quot;; RIGHT( CONCATENATE( &quot;0&quot;; DEC2HEX( ([.G43]*1)+([.F43]*2)+([.E43]*4)+([.D43]*8)+([.C43]*16) )); 2 ) )" office:value-type="string" office:string-value="0x1B" calcext:value-type="string">
            <text:p>0x1B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 &quot;0x&quot;; RIGHT( CONCATENATE( &quot;0&quot;; DEC2HEX( ([.G44]*1)+([.F44]*2)+([.E44]*4)+([.D44]*8)+([.C44]*16) )); 2 ) )" office:value-type="string" office:string-value="0x1C" calcext:value-type="string">
            <text:p>0x1C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NCATENATE( &quot;0x&quot;; RIGHT( CONCATENATE( &quot;0&quot;; DEC2HEX( ([.G45]*1)+([.F45]*2)+([.E45]*4)+([.D45]*8)+([.C45]*16) )); 2 ) )" office:value-type="string" office:string-value="0x1D" calcext:value-type="string">
            <text:p>0x1D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 &quot;0x&quot;; RIGHT( CONCATENATE( &quot;0&quot;; DEC2HEX( ([.G46]*1)+([.F46]*2)+([.E46]*4)+([.D46]*8)+([.C46]*16) )); 2 ) )" office:value-type="string" office:string-value="0x1E" calcext:value-type="string">
            <text:p>0x1E</text:p>
          </table:table-cell>
          <table:table-cell table:number-columns-repeated="1016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08E - Instruction Encoding" table:style-name="ta1">
        <table:table-column table:style-name="co6" table:default-cell-style-name="Default"/>
        <table:table-column table:style-name="co7" table:default-cell-style-name="Default"/>
        <table:table-column table:style-name="co7" table:number-columns-repeated="3" table:default-cell-style-name="ce10"/>
        <table:table-column table:style-name="co8" table:default-cell-style-name="ce10"/>
        <table:table-column table:style-name="co7" table:default-cell-style-name="ce10"/>
        <table:table-column table:style-name="co9" table:number-columns-repeated="9" table:default-cell-style-name="ce10"/>
        <table:table-column table:style-name="co9" table:default-cell-style-name="Default"/>
        <table:table-column table:style-name="co10" table:default-cell-style-name="ce10"/>
        <table:table-column table:style-name="co5" table:default-cell-style-name="ce50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708E Instruction Encoding</text:p>
          </table:table-cell>
          <table:covered-table-cell table:number-columns-repeated="16" table:style-name="ce8"/>
          <table:table-cell table:style-name="ce8"/>
          <table:table-cell table:style-name="ce46"/>
          <table:table-cell table:style-name="ce8" table:number-columns-repeated="1002"/>
          <table:table-cell table:number-columns-repeated="3"/>
        </table:table-row>
        <table:table-row table:style-name="ro2">
          <table:table-cell table:style-name="ce13"/>
          <table:table-cell table:style-name="ce21" table:number-columns-repeated="16"/>
          <table:table-cell table:style-name="ce4"/>
          <table:table-cell table:style-name="ce47"/>
          <table:table-cell table:style-name="ce4" table:number-columns-repeated="1002"/>
          <table:table-cell table:number-columns-repeated="3"/>
        </table:table-row>
        <table:table-row table:style-name="ro2">
          <table:table-cell table:style-name="ce13" office:value-type="string" calcext:value-type="string" table:number-columns-spanned="3" table:number-rows-spanned="1">
            <text:p>Number of register used</text:p>
          </table:table-cell>
          <table:covered-table-cell/>
          <table:covered-table-cell table:style-name="ce28"/>
          <table:table-cell table:style-name="ce21" table:formula="of:=COUNTA([.D6:.D62])" office:value-type="float" office:value="46" calcext:value-type="float">
            <text:p>46</text:p>
          </table:table-cell>
          <table:table-cell table:style-name="ce28" table:number-columns-repeated="2"/>
          <table:table-cell table:style-name="ce21"/>
          <table:table-cell table:style-name="ce29" table:number-columns-repeated="3"/>
          <table:table-cell table:style-name="ce21"/>
          <table:table-cell table:style-name="ce29" table:number-columns-repeated="3"/>
          <table:table-cell table:style-name="ce21"/>
          <table:table-cell table:style-name="ce29"/>
          <table:table-cell table:style-name="ce28"/>
          <table:table-cell table:style-name="ce11"/>
          <table:table-cell table:style-name="ce48"/>
          <table:table-cell table:style-name="ce12" table:number-columns-repeated="1002"/>
          <table:table-cell table:number-columns-repeated="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29"/>
          <table:table-cell table:style-name="ce28" table:number-columns-repeated="2"/>
          <table:table-cell table:style-name="ce21"/>
          <table:table-cell table:style-name="ce29" table:number-columns-repeated="3"/>
          <table:table-cell table:style-name="ce21"/>
          <table:table-cell table:style-name="ce29" table:number-columns-repeated="3"/>
          <table:table-cell table:style-name="ce21"/>
          <table:table-cell table:style-name="ce29"/>
          <table:table-cell table:style-name="ce28"/>
          <table:table-cell table:style-name="ce11"/>
          <table:table-cell table:style-name="ce48"/>
          <table:table-cell table:style-name="ce12" table:number-columns-repeated="1002"/>
          <table:table-cell table:number-columns-repeated="3"/>
        </table:table-row>
        <table:table-row table:style-name="ro2">
          <table:table-cell table:style-name="ce15" office:value-type="string" calcext:value-type="string">
            <text:p>Instruction</text:p>
          </table:table-cell>
          <table:table-cell table:style-name="ce22" office:value-type="string" calcext:value-type="string">
            <text:p>Bit 15</text:p>
          </table:table-cell>
          <table:table-cell table:style-name="ce22" office:value-type="string" calcext:value-type="string">
            <text:p>Bit 14</text:p>
          </table:table-cell>
          <table:table-cell table:style-name="ce22" office:value-type="string" calcext:value-type="string">
            <text:p>Bit 13</text:p>
          </table:table-cell>
          <table:table-cell table:style-name="ce22" office:value-type="string" calcext:value-type="string">
            <text:p>Bit 12</text:p>
          </table:table-cell>
          <table:table-cell table:style-name="ce22" office:value-type="string" calcext:value-type="string">
            <text:p>Bit 11</text:p>
          </table:table-cell>
          <table:table-cell table:style-name="ce22" office:value-type="string" calcext:value-type="string">
            <text:p>Bit 10</text:p>
          </table:table-cell>
          <table:table-cell table:style-name="ce22" office:value-type="string" calcext:value-type="string">
            <text:p>Bit 9</text:p>
          </table:table-cell>
          <table:table-cell table:style-name="ce22" office:value-type="string" calcext:value-type="string">
            <text:p>Bit 8</text:p>
          </table:table-cell>
          <table:table-cell table:style-name="ce22" office:value-type="string" calcext:value-type="string">
            <text:p>Bit 7</text:p>
          </table:table-cell>
          <table:table-cell table:style-name="ce22" office:value-type="string" calcext:value-type="string">
            <text:p>Bit 6</text:p>
          </table:table-cell>
          <table:table-cell table:style-name="ce22" office:value-type="string" calcext:value-type="string">
            <text:p>Bit 5</text:p>
          </table:table-cell>
          <table:table-cell table:style-name="ce22" office:value-type="string" calcext:value-type="string">
            <text:p>Bit 4</text:p>
          </table:table-cell>
          <table:table-cell table:style-name="ce22" office:value-type="string" calcext:value-type="string">
            <text:p>Bit 3</text:p>
          </table:table-cell>
          <table:table-cell table:style-name="ce22" office:value-type="string" calcext:value-type="string">
            <text:p>Bit 2</text:p>
          </table:table-cell>
          <table:table-cell table:style-name="ce22" office:value-type="string" calcext:value-type="string">
            <text:p>Bit 1</text:p>
          </table:table-cell>
          <table:table-cell table:style-name="ce38" office:value-type="string" calcext:value-type="string">
            <text:p>Bit 0</text:p>
          </table:table-cell>
          <table:table-cell table:style-name="ce4"/>
          <table:table-cell table:style-name="ce47"/>
          <table:table-cell table:style-name="ce4" table:number-columns-repeated="1001"/>
          <table:table-cell table:style-name="ce12" table:number-columns-repeated="3"/>
          <table:table-cell/>
        </table:table-row>
        <table:table-row table:style-name="ro2">
          <table:table-cell table:style-name="ce16" office:value-type="string" calcext:value-type="string">
            <text:p>NOP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6"/>
          <table:table-cell table:style-name="ce49" office:value-type="string" calcext:value-type="string">
            <text:p>No Operation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ESET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ce49" office:value-type="string" calcext:value-type="string">
            <text:p>Reset (set IP = )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ET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6"/>
          <table:table-cell table:style-name="ce49" office:value-type="string" calcext:value-type="string">
            <text:p>Return from CALL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IRET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ce49" office:value-type="string" calcext:value-type="string">
            <text:p>Return from Interupt Service Routine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CLI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6"/>
          <table:table-cell table:style-name="ce49" office:value-type="string" calcext:value-type="string">
            <text:p>Disable interrupts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STI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ce49" office:value-type="string" calcext:value-type="string">
            <text:p>Enables interrupts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TC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6"/>
          <table:table-cell table:style-name="ce49" office:value-type="string" calcext:value-type="string">
            <text:p>Read Tick</text:p>
          </table:table-cell>
          <table:table-cell table:style-name="ce18" table:number-columns-repeated="1005"/>
        </table:table-row>
        <table:table-row table:style-name="ro2">
          <table:table-cell table:style-name="ce17"/>
          <table:table-cell table:style-name="ce21" table:number-columns-repeated="8"/>
          <table:table-cell table:style-name="ce35" table:number-columns-repeated="6"/>
          <table:table-cell table:style-name="ce21"/>
          <table:table-cell table:style-name="ce40"/>
          <table:table-cell table:number-columns-repeated="1007"/>
        </table:table-row>
        <table:table-row table:style-name="ro2">
          <table:table-cell table:style-name="ce16" office:value-type="string" calcext:value-type="string">
            <text:p>SMR k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1" office:value-type="string" calcext:value-type="string">
            <text:p>K</text:p>
          </table:table-cell>
          <table:table-cell table:style-name="ce40" office:value-type="string" calcext:value-type="string">
            <text:p>K</text:p>
          </table:table-cell>
          <table:table-cell table:style-name="ce26"/>
          <table:table-cell table:style-name="ce49" office:value-type="string" calcext:value-type="string">
            <text:p>Set Memory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NOT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1s Complements</text:p>
          </table:table-cell>
          <table:table-cell table:style-name="ce18" table:number-columns-repeated="1005"/>
        </table:table-row>
        <table:table-row table:style-name="ro2">
          <table:table-cell table:style-name="ce18"/>
          <table:table-cell table:style-name="ce24"/>
          <table:table-cell table:style-name="ce18" table:number-columns-repeated="15"/>
          <table:table-cell table:style-name="ce24"/>
          <table:table-cell table:style-name="ce18" table:number-columns-repeated="1006"/>
        </table:table-row>
        <table:table-row table:style-name="ro2">
          <table:table-cell table:style-name="ce16" office:value-type="string" calcext:value-type="string">
            <text:p>ASR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Arithmetic shift righ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LC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Rotate left with carry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RC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Rotate Right with carry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OL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Rotate Lef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OR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Rotate righ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LSL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Logic shift Lef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LSR r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Logicial Shift Right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15"/>
          <table:table-cell table:style-name="ce39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IR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Indirect to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RI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Register to Indirec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IR+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Indirect to Register, Increment ADDRn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RI+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Register to Indirect, Increment ADDRn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IR-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Indirect to Register, Decrement ADDRn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RI-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41" office:value-type="string" calcext:value-type="string">
            <text:p>N</text:p>
          </table:table-cell>
          <table:table-cell table:style-name="ce26"/>
          <table:table-cell table:style-name="ce49" office:value-type="string" calcext:value-type="string">
            <text:p>Move Register to Indirect, Decrement ADDRn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8"/>
          <table:table-cell table:style-name="ce30" table:number-columns-repeated="2"/>
          <table:table-cell table:style-name="ce23" table:number-columns-repeated="2"/>
          <table:table-cell table:style-name="ce36" table:number-columns-repeated="3"/>
          <table:table-cell table:style-name="ce40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PUSH r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Push register on stack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POP r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37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Pop register on stack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15"/>
          <table:table-cell table:style-name="ce39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RTCB r,n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37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Read Tick byte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8"/>
          <table:table-cell table:style-name="ce30"/>
          <table:table-cell table:style-name="ce23"/>
          <table:table-cell table:style-name="ce21" table:number-columns-repeated="2"/>
          <table:table-cell table:style-name="ce37"/>
          <table:table-cell table:style-name="ce21" table:number-columns-repeated="2"/>
          <table:table-cell table:style-name="ce40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BTC r,b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1" office:value-type="string" calcext:value-type="string">
            <text:p>B</text:p>
          </table:table-cell>
          <table:table-cell table:number-columns-repeated="4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Bit Clea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BTS r,b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B</text:p>
          </table:table-cell>
          <table:table-cell table:number-columns-repeated="4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Bit Se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BTSS r, b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1" office:value-type="string" calcext:value-type="string">
            <text:p>B</text:p>
          </table:table-cell>
          <table:table-cell table:number-columns-repeated="4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Skip if bit set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BTSC r, b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B</text:p>
          </table:table-cell>
          <table:table-cell table:number-columns-repeated="4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26"/>
          <table:table-cell table:style-name="ce49" office:value-type="string" calcext:value-type="string">
            <text:p>Skip if bit clear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8"/>
          <table:table-cell table:style-name="ce25"/>
          <table:table-cell table:style-name="ce23" table:number-columns-repeated="6"/>
          <table:table-cell table:style-name="ce39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SWAP d, 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Swap registers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MOV d,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Move Register to Register</text:p>
          </table:table-cell>
          <table:table-cell table:style-name="ce26" table:number-columns-repeated="1001"/>
          <table:table-cell table:style-name="ce18" table:number-columns-repeated="4"/>
        </table:table-row>
        <table:table-row table:style-name="ro2">
          <table:table-cell table:style-name="ce16" office:value-type="string" calcext:value-type="string">
            <text:p>ADD d, 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Add Register to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ADDC d,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Add Regsiter tp Register with C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SUB d,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Subtract Registers from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AND d,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Logic AND Register with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OR d,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Logic OR Register with Register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XOR d, 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1" office:value-type="string" calcext:value-type="string">
            <text:p>D</text:p>
          </table:table-cell>
          <table:table-cell table:number-columns-repeated="4" table:style-name="ce21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26"/>
          <table:table-cell table:style-name="ce49" office:value-type="string" calcext:value-type="string">
            <text:p>Logic XOR Register with Register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3" table:number-columns-repeated="15"/>
          <table:table-cell table:style-name="ce39"/>
          <table:table-cell table:style-name="ce26"/>
          <table:table-cell table:style-name="ce49"/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ANDL r, 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Logic AND Register with Literal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ORL r,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1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Logic OR Register with Literal</text:p>
          </table:table-cell>
          <table:table-cell table:style-name="ce18" table:number-columns-repeated="1005"/>
        </table:table-row>
        <table:table-row table:style-name="ro2">
          <table:table-cell table:style-name="ce16" office:value-type="string" calcext:value-type="string">
            <text:p>XORL r,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8" table:style-name="ce21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Logic XOR Register with Literal</text:p>
          </table:table-cell>
          <table:table-cell table:style-name="ce18" table:number-columns-repeated="1005"/>
        </table:table-row>
        <table:table-row table:style-name="ro2">
          <table:table-cell table:style-name="ce16"/>
          <table:table-cell table:style-name="ce25" table:number-columns-repeated="15"/>
          <table:table-cell table:style-name="ce42"/>
          <table:table-cell table:style-name="ce18"/>
          <table:table-cell table:style-name="ce49"/>
          <table:table-cell table:style-name="ce18" table:number-columns-repeated="1005"/>
        </table:table-row>
        <table:table-row table:style-name="ro2">
          <table:table-cell table:style-name="ce19" office:value-type="string" calcext:value-type="string">
            <text:p>JMP k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K</text:p>
          </table:table-cell>
          <table:table-cell table:number-columns-repeated="9" table:style-name="ce32" office:value-type="string" calcext:value-type="string">
            <text:p>K</text:p>
          </table:table-cell>
          <table:table-cell table:style-name="ce43" office:value-type="string" calcext:value-type="string">
            <text:p>K</text:p>
          </table:table-cell>
          <table:table-cell table:style-name="ce18"/>
          <table:table-cell table:style-name="ce49" office:value-type="string" calcext:value-type="string">
            <text:p>Jump to literal</text:p>
          </table:table-cell>
          <table:table-cell table:style-name="ce18" table:number-columns-repeated="1005"/>
        </table:table-row>
        <table:table-row table:style-name="ro2">
          <table:table-cell table:style-name="ce19"/>
          <table:table-cell table:style-name="ce26" table:number-columns-repeated="15"/>
          <table:table-cell table:style-name="ce44"/>
          <table:table-cell table:style-name="ce18"/>
          <table:table-cell table:style-name="ce49"/>
          <table:table-cell table:style-name="ce18" table:number-columns-repeated="1005"/>
        </table:table-row>
        <table:table-row table:style-name="ro2">
          <table:table-cell table:style-name="ce19" office:value-type="string" calcext:value-type="string">
            <text:p>MOVL r, k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8" table:style-name="ce32" office:value-type="string" calcext:value-type="string">
            <text:p>K</text:p>
          </table:table-cell>
          <table:table-cell table:number-columns-repeated="4" table:style-name="ce32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Move literal to Register</text:p>
          </table:table-cell>
          <table:table-cell table:style-name="ce18" table:number-columns-repeated="1005"/>
        </table:table-row>
        <table:table-row table:style-name="ro2">
          <table:table-cell table:style-name="ce19" office:value-type="string" calcext:value-type="string">
            <text:p>SUBL r, k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K</text:p>
          </table:table-cell>
          <table:table-cell table:number-columns-repeated="4" table:style-name="ce32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Subtract literal from Register</text:p>
          </table:table-cell>
          <table:table-cell table:style-name="ce18" table:number-columns-repeated="1005"/>
        </table:table-row>
        <table:table-row table:style-name="ro2">
          <table:table-cell table:style-name="ce19" office:value-type="string" calcext:value-type="string">
            <text:p>ADDL r, k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 table:style-name="ce32" office:value-type="string" calcext:value-type="string">
            <text:p>K</text:p>
          </table:table-cell>
          <table:table-cell table:number-columns-repeated="4" table:style-name="ce32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Add literal to Register</text:p>
          </table:table-cell>
          <table:table-cell table:style-name="ce18" table:number-columns-repeated="1005"/>
        </table:table-row>
        <table:table-row table:style-name="ro2">
          <table:table-cell table:style-name="ce19" office:value-type="string" calcext:value-type="string">
            <text:p>ADDLC r, k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8" table:style-name="ce32" office:value-type="string" calcext:value-type="string">
            <text:p>K</text:p>
          </table:table-cell>
          <table:table-cell table:number-columns-repeated="4" table:style-name="ce32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18"/>
          <table:table-cell table:style-name="ce49" office:value-type="string" calcext:value-type="string">
            <text:p>Add literal to Register with C</text:p>
          </table:table-cell>
          <table:table-cell table:style-name="ce18" table:number-columns-repeated="1005"/>
        </table:table-row>
        <table:table-row table:style-name="ro2">
          <table:table-cell table:style-name="ce19"/>
          <table:table-cell table:style-name="ce26" table:number-columns-repeated="15"/>
          <table:table-cell table:style-name="ce44"/>
          <table:table-cell table:style-name="ce18"/>
          <table:table-cell table:style-name="ce49"/>
          <table:table-cell table:style-name="ce18" table:number-columns-repeated="1005"/>
        </table:table-row>
        <table:table-row table:style-name="ro2">
          <table:table-cell table:style-name="ce20" office:value-type="string" calcext:value-type="string">
            <text:p>CALL k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12" table:style-name="ce33" office:value-type="string" calcext:value-type="string">
            <text:p>K</text:p>
          </table:table-cell>
          <table:table-cell table:style-name="ce45" office:value-type="string" calcext:value-type="string">
            <text:p>K</text:p>
          </table:table-cell>
          <table:table-cell table:style-name="ce26"/>
          <table:table-cell table:style-name="ce49" office:value-type="string" calcext:value-type="string">
            <text:p>Call subroutine</text:p>
          </table:table-cell>
          <table:table-cell table:style-name="ce18" table:number-columns-repeated="1005"/>
        </table:table-row>
        <table:table-row table:style-name="ro2" table:number-rows-repeated="3">
          <table:table-cell table:number-columns-repeated="2"/>
          <table:table-cell table:style-name="Default" table:number-columns-repeated="14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20mm" fo:margin-bottom="20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-00-00</text:date>, <text:time style:data-style-name="N2" text:time-value="14:47:16.11040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5:48:38.790745921</meta:creation-date>
    <meta:editing-duration>PT11H48M20S</meta:editing-duration>
    <meta:editing-cycles>25</meta:editing-cycles>
    <meta:generator>LibreOffice/5.1.3.2$Linux_X86_64 LibreOffice_project/644e4637d1d8544fd9f56425bd6cec110e49301b</meta:generator>
    <meta:initial-creator>Yanick Poirier</meta:initial-creator>
    <dc:date>2017-06-05T14:53:37.115234125</dc:date>
    <dc:creator>Yanick Poirier</dc:creator>
    <meta:document-statistic meta:table-count="2" meta:cell-count="1098" meta:object-count="0"/>
  </office:meta>
</office:document-meta>
</file>